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02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ro4" style:family="table-row">
      <style:table-row-properties style:row-height="0.6472in" fo:break-before="auto" style:use-optimal-row-height="true"/>
    </style:style>
    <style:style style:name="ro5" style:family="table-row">
      <style:table-row-properties style:row-height="0.8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number-columns-repeated="3" table:default-cell-style-name="Default"/>
        <table:table-row table:style-name="ro1"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Voici la solution à l'exercice :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Questions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a) Qui est le client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s Ets MAUREL sont le client.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b) Qui est le fournisseur ?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Les MEUBLES PATY sont le fournisseur.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c) Quel est le montant brut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 montant brut est de 18 000 €.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d) Quel est le montant net commercial?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Le montant net commercial est de 17 100 €.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e) Quel est le montant net financier ?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Le montant net financier est de 16 758 €.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f) Quel est le montant net à payer ?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Le montant net à payer est de 20 042,57 €.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Enregistrement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hez le clien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ate : 12/04/2001</text:p>
          </table:table-cell>
          <table:table-cell table:number-columns-repeated="3"/>
        </table:table-row>
        <table:table-row table:style-name="ro1" table:number-rows-repeated="3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° Compte</text:p>
          </table:table-cell>
          <table:table-cell table:style-name="ce2" office:value-type="string" calcext:value-type="string">
            <text:p>Montant</text:p>
          </table:table-cell>
          <table:table-cell table:style-name="ce2" office:value-type="string" calcext:value-type="string">
            <text:p>Débit</text:p>
          </table:table-cell>
          <table:table-cell table:style-name="ce2" office:value-type="string" calcext:value-type="string">
            <text:p>Crédit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ce2" office:value-type="string" calcext:value-type="string">
            <text:p>18 000,00</text:p>
          </table:table-cell>
          <table:table-cell table:style-name="ce1"/>
          <table:table-cell table:style-name="ce2" office:value-type="string" calcext:value-type="string">
            <text:p>18 000,00</text:p>
          </table:table-cell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Chez le fourniss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 : 12/04/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CKET DE SAISIE N° 2</text:p>
          </table:table-cell>
          <table:table-cell table:number-columns-repeated="3"/>
        </table:table-row>
        <table:table-row table:style-name="ro1" table:number-rows-repeated="3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° Compte</text:p>
          </table:table-cell>
          <table:table-cell table:style-name="ce2" office:value-type="string" calcext:value-type="string">
            <text:p>Montant</text:p>
          </table:table-cell>
          <table:table-cell table:style-name="ce2" office:value-type="string" calcext:value-type="string">
            <text:p>Débit</text:p>
          </table:table-cell>
          <table:table-cell table:style-name="ce2" office:value-type="string" calcext:value-type="string">
            <text:p>Crédit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 table:style-name="ce2" office:value-type="string" calcext:value-type="string">
            <text:p>20 042,57</text:p>
          </table:table-cell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9T05:01:58.115000000</meta:creation-date>
    <dc:date>2024-01-29T05:07:16.658000000</dc:date>
    <meta:editing-duration>PT4M52S</meta:editing-duration>
    <meta:editing-cycles>2</meta:editing-cycles>
    <meta:generator>LibreOffice/7.6.2.1$Windows_X86_64 LibreOffice_project/56f7684011345957bbf33a7ee678afaf4d2ba333</meta:generator>
    <meta:print-date>2024-01-29T05:07:15.105000000</meta:print-date>
    <meta:printed-by>Fichiers PDF</meta:printed-by>
    <meta:document-statistic meta:table-count="1" meta:cell-count="34" meta:object-count="0"/>
  </office:meta>
</office:document-meta>
</file>